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5420" officeooo:paragraph-rsid="000b542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152810" officeooo:paragraph-rsid="0015281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b5420" officeooo:paragraph-rsid="000b5420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0c425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d86a7" officeooo:paragraph-rsid="000d86a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0c1ff" officeooo:paragraph-rsid="0010c1f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7143" officeooo:paragraph-rsid="0017714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b9bb" officeooo:paragraph-rsid="0017b9bb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8a176" officeooo:paragraph-rsid="0018a17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font-size="12pt" fo:font-style="normal" style:text-underline-style="none" fo:font-weight="bold" officeooo:rsid="004248c2" officeooo:paragraph-rsid="00166ff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1a72a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b9bb" officeooo:paragraph-rsid="0017b9b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1c109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1ddeb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ddeb1" officeooo:paragraph-rsid="001ddeb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894c" officeooo:paragraph-rsid="001f894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0023d" officeooo:paragraph-rsid="0020023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1e558" officeooo:paragraph-rsid="0021e55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3a1f9" officeooo:paragraph-rsid="0023a1f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967c2" officeooo:paragraph-rsid="002826e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a2817" officeooo:paragraph-rsid="002a281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c1b68" officeooo:paragraph-rsid="002c1b6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11c797"/>
    </style:style>
    <style:style style:name="T15" style:family="text">
      <style:text-properties officeooo:rsid="000d5efc"/>
    </style:style>
    <style:style style:name="T16" style:family="text">
      <style:text-properties officeooo:rsid="000d86a7"/>
    </style:style>
    <style:style style:name="T17" style:family="text">
      <style:text-properties officeooo:rsid="000f1b35"/>
    </style:style>
    <style:style style:name="T18" style:family="text">
      <style:text-properties fo:font-style="italic" style:text-underline-style="solid" style:text-underline-width="auto" style:text-underline-color="font-color" officeooo:rsid="000d5efc" style:font-style-asian="italic" style:font-style-complex="italic"/>
    </style:style>
    <style:style style:name="T19" style:family="text">
      <style:text-properties officeooo:rsid="0013817b"/>
    </style:style>
    <style:style style:name="T20" style:family="text">
      <style:text-properties officeooo:rsid="0017b9bb"/>
    </style:style>
    <style:style style:name="T21" style:family="text">
      <style:text-properties officeooo:rsid="001f74a2"/>
    </style:style>
    <style:style style:name="T22" style:family="text">
      <style:text-properties officeooo:rsid="00326e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dées d'algo :</text:p>
      <text:p text:style-name="P5"/>
      <text:p text:style-name="P2">14/6/2016</text:p>
      <text:p text:style-name="P6">test avec classification par regexp</text:p>
      <text:p text:style-name="P6">test avec pré traitement regexp pour determiner le type <text:span text:style-name="T14">(Num tel/fax , Adresse, description, nom, num RCS, montant, taux TVA, num TVA….) puis traitement avec machine learning (type du learning à determiner) ? </text:span></text:p>
      <text:p text:style-name="P1">d<text:span text:style-name="T19">ata_set shape (n_sample,n_features)</text:span></text:p>
      <text:p text:style-name="P4">Hidden Markov Model ? Selon l'observation du reg_type precedent/suivant et du type précedent déterminé ?</text:p>
      <text:p text:style-name="P1"/>
      <text:p text:style-name="P3">15/6/2016</text:p>
      <text:p text:style-name="P7"><text:span text:style-name="T15">Apprentissage sur des </text:span><text:span text:style-name="T18">features</text:span></text:p>
      <text:p text:style-name="P8">en HTML : <text:span text:style-name="T17">reg_type précédent, reg_type suivant, </text:span>left corner relative position, top corner relative position, <text:span text:style-name="T17">width ?, height ?</text:span></text:p>
      <text:p text:style-name="P9">en TXT :<text:span text:style-name="T16"> reg_type précédent, reg_type suivant, moment dans la lecture ?</text:span></text:p>
      <text:p text:style-name="P9"/>
      <text:p text:style-name="P10">20/6/2016</text:p>
      <text:p text:style-name="P10"/>
      <text:p text:style-name="P10"/>
      <text:p text:style-name="P12">1)trouver la bonne representation de l'information</text:p>
      <text:p text:style-name="P10"/>
      <text:p text:style-name="P10"/>
      <text:p text:style-name="P10">idée apprentissage :</text:p>
      <text:p text:style-name="P10">on a des documents </text:p>
      <text:p text:style-name="P10">on les a en html </text:p>
      <text:p text:style-name="P10">donc on a chaque <text:span text:style-name="T20">élément</text:span> <text:span text:style-name="T20">de la page élément </text:span>et sa position <text:span text:style-name="T20">en absolue</text:span></text:p>
      <text:p text:style-name="P11">et on peut aller chercher les éléments qui sont les plus proches de lui. </text:p>
      <text:p text:style-name="P11">Et à partir de là on peut soit les regex soit les word2vec</text:p>
      <text:p text:style-name="P12">Apres on fait un apprentissage dessus</text:p>
      <text:p text:style-name="P12"/>
      <text:p text:style-name="P12">on peut faire une liste de tout les trucs à droite </text:p>
      <text:p text:style-name="P12">de tout les trucs à gauche </text:p>
      <text:p text:style-name="P12"/>
      <text:p text:style-name="P12">ou on regarde si </text:p>
      <text:p text:style-name="P11"/>
      <text:p text:style-name="P28">23/06/2016 :</text:p>
      <text:p text:style-name="P28">Visite d'un professeur de Mathématiques du CNAM (Vincent) pour donner son avis sur nos idées pour les entités nommées</text:p>
      <text:p text:style-name="P28">→ pourquoi insiter sur l'apprentissage ?</text:p>
      <text:p text:style-name="P28">→ générer aléatoirement une plus grosse base de données de factures</text:p>
      <text:p text:style-name="P28">→ faire de l'apprentissage sur les clusters/bloc pour identifier le destinataire et l'expéditeur et les données factures et les données prestations</text:p>
      <text:p text:style-name="P28"/>
      <text:p text:style-name="P28">24/06/2016</text:p>
      <text:p text:style-name="P28">Matinée Visite à Vincent Guigue, enseignant chercheur à l'UPMC (LIP6)</text:p>
      <text:p text:style-name="P28">→ mêmes chose que Vincent du CNAM</text:p>
      <text:p text:style-name="P28">→ système AdHoc de reconnaissance (par ex les factures free gardent la même architecture etc.)</text:p>
      <text:p text:style-name="P28">→ peu d'apprentissage</text:p>
      <text:p text:style-name="P28">→ vecteurs features par blocs basés sur un maximum de données (taille, nombre de ligne, taille bloc, position, 0 ou 1 pour chaque descripteur regexp possible…)</text:p>
      <text:p text:style-name="P28">→ HMM possible mais très probablement inutile</text:p>
      <text:p text:style-name="P32"><text:soft-page-break/>→<text:span text:style-name="T21"> ajouter un choix par élimination (si une info a déjà été determiné comme le rcs ou la tva on n'a plus besoin de les tester)</text:span></text:p>
      <text:p text:style-name="P32">Choix pour l'interface : utilisation de QtCreator → récupération du .ui → transformation en .py exécutable</text:p>
      <text:p text:style-name="P31"/>
      <text:p text:style-name="P33">27/06/2016</text:p>
      <text:p text:style-name="P33">+ ? Ajouter un pourcentage de précision pour lequel l'algorithme est sûr de telle sortie ?</text:p>
      <text:p text:style-name="P34">+ Transformer tous les &lt;br&gt; en | ou \ ou simplement \n pour mieux détecter les sauts de ligne avec les descripteurs regexp</text:p>
      <text:p text:style-name="P30"/>
      <text:p text:style-name="P35">28/06/2016</text:p>
      <text:p text:style-name="P35">1 bloc à tester = 1 div dans le html</text:p>
      <text:p text:style-name="P36">autres balises ignorées : br,span…</text:p>
      <text:p text:style-name="P37"><text:span text:style-name="T22">(bloc_de_text, nb_lignes, x/left,y/top,width,height, reg_flags)</text:span></text:p>
      <text:p text:style-name="P38">Elimination du contenu facilement reconnaissable (rcs,num tva, adresse, type societe…)</text:p>
      <text:p text:style-name="P38"/>
      <text:p text:style-name="P39">29/08/2016</text:p>
      <text:p text:style-name="P39">Apprentissage supervis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29T10:07:33.426634045</dc:date>
    <dc:creator>innopolis </dc:creator>
    <meta:editing-duration>P2DT3H10M34S</meta:editing-duration>
    <meta:editing-cycles>32</meta:editing-cycles>
    <meta:document-statistic meta:table-count="0" meta:image-count="0" meta:object-count="0" meta:page-count="2" meta:paragraph-count="46" meta:word-count="426" meta:character-count="2619" meta:non-whitespace-character-count="2232"/>
  </office:meta>
</office:document-meta>
</file>